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6.30 02:26   |   <text:a xlink:type="simple" xlink:href="http://palinfo.habago.org/Entry?Command=Information_PrintForum&amp;iPage=1&amp;sType=FORUM#FORUM37616"><text:span text:style-name="T1">#</text:span></text:a></text:p>
      <text:p text:style-name="P2">卡韓政變 (99)：法律做為傷害異己工具的兩種方式 <text:line-break/><text:line-break/>陳真 2019. 06. 30. <text:line-break/><text:line-break/><text:line-break/>相較於一般人或所謂販夫走卒，所謂菁英或接受所謂高等教育者，通常是最擅於見風轉舵逢迎拍馬的一群人，包括醫界、學界、文化界、司法界等等等，盡皆如此。這只是一個基本事實，大可不必舉例，因為例子要多少有多少。 <text:line-break/><text:line-break/>比方說，這二十幾年來，綠營勢力壯大之後，醫界、學界一片綠油油，你幾乎找不到一個不綠的。但在黨外時期卻剛好相反，幾乎所有醫生、教授或學生，全部都是舊國民黨的支持者，喊萬歲絕不落人後。 <text:line-break/><text:line-break/>當然，他們並不是那麼可惡，他們只是選擇做為一個順民，以求前途順遂。最可惡的是那些在改朝換代之際，積極迎合風向之改變，打著各種漂亮口號，積極做為一種謀取個人權位與名利之所謂民主人士、社運人士或什麼學運份子與親綠學者等等等之類。不過，這不是我現在要說的。 <text:line-break/><text:line-break/>言歸正傳，除了學界、醫界之擅於見風轉舵之外，司法也是一例。在過去，法院為國民黨服務，這年頭的法院卻似乎是民進黨開的；程度有別，但司法為特定政黨服務的傾向卻越來越明顯。比方說，在過去，主張台獨是要打入黑牢的，乃至於家破人亡。我的台獨叛亂案發生在1989年，也就是鄭南榕自焚之後的兩個月，詹益樺自焚之後的三個星期。當時，就連公開主張用選票把國民黨政府趕下台，都能成為我的具體叛亂罪證之一。 <text:line-break/><text:line-break/>1989年距今30年。那時我仍是大學生。三十年後的今天，相關法律已不再禁止主張共產主義或台獨。但是，當年黨外人士包括民進黨所強烈反對的、傷害人權甚鉅的國安法，如今不但沒有廢除，反而在民進黨的執政下，不斷越修改越離譜，竟然修改成一種專門打壓人權與言論自由、傷害政治異己的工具，非常荒唐; 並且增設許多阻止兩岸統一的相關法條，禁止、嚇阻人民親近大陸，否則便有牢獄之災或喪失各種應有的權利如健保和退休金等等等。 <text:line-break/><text:line-break/>不過，你不用期待那些所謂愛好民主自由與人權的綠營御用文人們會出來反對，他們不但不會反對，而且會讚賞說這就是捍衛民主與自由。 <text:line-break/><text:line-break/>以上，這樣一種結構性的政治打壓，就是我要講的第一個重點，簡單說就是：在這島上，法律永遠都是為主流政治勢力服務，而不是為人權與自由服務。 <text:line-break/><text:line-break/>至於第二個重點則是：法律做為一種打壓異己之工具的 "化整為零"。這一點恐怕就很少人注意了。簡單這麼說，除了大方向 (例如統獨) 的法律打壓之外，更多且更大更惡質的傷害其實是來自於它的細節運作；而這樣一種打壓，因其往往針對 "非公眾人物"，故也更容易得逞且根本不為社會大眾所知。 <text:line-break/><text:line-break/>比方說，黨外時代，去政府機關前面抗議，檯面政客不會有事，但如果你只是個 "一般人"，你牽了一頭豬去，在豬身上掛個比方說 "監察院" 的牌子，那你就有可能會吃上 "侮辱公署" 的官司，打入黑牢兩年；要不就是所謂查水表，在你的工作上拼命尋找各種麻煩，看能不能找到什麼疏忽或細小違規之處，然後把它擴大解釋，進而把你繩之以法。 <text:line-break/><text:line-break/>黨外時期，對此一 "以法律為工具進行打壓" 之現象，我寫了很多文章，我還提出一個說法就是 "備而不用，隨時可用"。簡單說就是法律條文一直都在，但是不會拿來使用，除非你不聽話；你膽敢不聽話，我隨時就可以用法律來整你。可是，法律之前不是人人平等嗎？那是騙小孩的，至少在這島上絕無此事；法律總是偏袒強者，甚至是強者用來傷害異己或弱者的工具，使人們噤聲，不敢有所異議。 <text:line-break/><text:line-break/>2007年我回台定居，在台大當了三、四年的公務員。之前在英國就經常在報上寫文章罵民進黨，於是，回台的第二年就被查水表了，整個過程非常荒腔走板，前後折磨了將近一年，擺明就是專門要來整你，非常不可思議。整人的理由是說我是教育部公費留學生，返台後，需在幾天內向教育部辦理報到手續。我說我報到過了啊。教育部說找不到我的報到公文，因此必須追回我過去幾年高達好幾百萬的公費。 <text:line-break/><text:line-break/>我說，找不到公文是你們的問題怎麼會是我的問題？對方一位自稱是什麼組長的，真的是 "工作" 很認真，三天兩頭就打電話給我，惡形惡狀，一直要我舉證我確實曾經辦理報到手續。而且很離奇的是，這位什麼組長經常是晚上八、九點甚至深夜十一點都還會打電話來嗆聲，惡言惡語，跟黑幫沒兩樣；彷彿她那一整年的工作內容就只是服務我一個人似的，而且服務到晚上十一點。 <text:line-break/><text:line-break/>還好我有保存歷史文物的習慣，一切有書面副本為證，而且我記憶力很好，記得各種人事物細節，所以查水表最終沒法在我身上查出什麼行政疏忽好大作文章。 <text:line-break/><text:line-break/>今天，我們之所以會有韓國瑜這樣一個 "人民救星" 的橫空出世，就是因為他在北農當總經理時也被檢調單位查了水表，百般惡整，讓他一氣之下，跳出來開罵，並重新投入政治。人渣黨由一堆貪婪無度的豺狼虎豹組成，被韓國瑜點名開罵是 "小癟三" 的段宜康，就是其中最為惡質化的新潮流系召集人。 <text:line-break/><text:line-break/>韓國瑜當時再過兩個月就要退休了，但是，人渣黨急著想要北農總經理這個位置 (後來這位置給了小公主吳音寧)，卻連一天也不想等，於是就開始瘋狂抹黑韓國瑜，逼他馬上下台，並誣指他黑道，說他菜蟲、說他貪污等等等，然後動用司法檢調系統大舉搜索、偵辦，結果卻什麼毛病也沒找到，甚至連查案的會計師據說對韓國瑜在北農的帳目之透明與乾淨，讚不絕口。 <text:line-break/><text:line-break/>我要說的以法律充當政治工具之 "化整為零"，指的就是這樣一種針對 (往往不具公眾知名度之) 特定異己進行查水表、找麻煩的卑鄙行徑。比方說，上個星期 (06/23)，報上說，有位網友因為段宜康對於軍公教人員之多次出言不遜，於是就在段的臉書上留言「問題多的斷混蛋」。想不到，台北地方法院竟然依誹謗罪判處這位網友有期徒刑兩個月。 <text:line-break/><text:line-break/>很離譜吧！這樣一個呼風喚雨的政治人物，大權在握，卻多行不義，為所欲為，長年以來濫用職權，專事權力鬥爭，人們僅僅罵他一句 "混蛋"，居然得抓去坐牢兩個月。這意思是說我們都不能批評掌權者，不能罵他們一句嗎？ <text:line-break/><text:line-break/>這還不是最離譜的哦。韓國瑜不是一直被綠營及郭台銘陣營的人抹黑有私生子嗎？其中一位抹黑者是人渣黨的尾巴黨 (綠黨) 的民意代表叫什麼王浩宇的 (參見卡韓政變 (72))，竟然還故意繪聲繪影貼了一個小孩子的照片，影射這就是韓國瑜的私生子。這兩天，司法調查結果證明一切都是空穴來風，根本子虛烏有。一些網友於是跑去這個垃圾民代的臉書上留言，要他為自己的抹黑言行負起責任。 <text:line-break/><text:line-break/>想不到，這個垃圾議員居然說他又沒明白講說這就是韓國瑜的私生子，因此控告這些留言罵他的網友，還說目前已準備提告20位，並且每位求償名譽損失 20 萬。真是囂張跋扈無恥下流到極點。 <text:line-break/><text:line-break/>我真不知道究竟是什麼樣的選民怎麼會選出這種垃圾？我們納稅人卻居然得浪費辛苦賺來的血汗錢來養一大堆人渣官員與垃圾民代，每天打著什麼愛台灣顧主權的口號，騙取權力，胡作非為，而且以法律為工具，企圖使人噤聲，傷害異己，或藉以奪取權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